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06c056" officeooo:paragraph-rsid="0006c056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6c056" officeooo:paragraph-rsid="0006c05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bee4a" officeooo:paragraph-rsid="000bee4a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6c056" officeooo:paragraph-rsid="0006c056" style:font-size-asian="16pt" style:font-weight-asian="bold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6c056" officeooo:paragraph-rsid="0006c056" style:font-size-asian="16pt" style:font-weight-asian="bold" style:font-size-complex="16pt"/>
    </style:style>
    <style:style style:name="P6" style:family="paragraph" style:parent-style-name="Standard">
      <style:paragraph-properties fo:margin-top="0in" fo:margin-bottom="0.0835in" loext:contextual-spacing="false" fo:text-align="end" style:justify-single-word="false"/>
      <style:text-properties fo:font-size="15pt" fo:font-weight="bold" officeooo:rsid="00128da1" officeooo:paragraph-rsid="00128da1" style:font-size-asian="15pt" style:font-weight-asian="bold" style:font-size-complex="15pt"/>
    </style:style>
    <style:style style:name="P7" style:family="paragraph" style:parent-style-name="Standard">
      <style:paragraph-properties fo:margin-top="0in" fo:margin-bottom="0.0835in" loext:contextual-spacing="false" fo:text-align="center" style:justify-single-word="false"/>
      <style:text-properties fo:font-size="15pt" fo:font-weight="bold" officeooo:paragraph-rsid="0006c056" style:font-size-asian="15pt" style:font-weight-asian="bold" style:font-size-complex="15pt"/>
    </style:style>
    <style:style style:name="P8" style:family="paragraph" style:parent-style-name="Standard" style:master-page-name="Standard">
      <style:paragraph-properties fo:margin-top="0in" fo:margin-bottom="0.0835in" loext:contextual-spacing="false" fo:text-align="end" style:justify-single-word="false" style:page-number="auto"/>
      <style:text-properties fo:font-size="15pt" fo:font-weight="bold" officeooo:rsid="00128da1" officeooo:paragraph-rsid="00128da1" style:font-size-asian="15pt" style:font-weight-asian="bold" style:font-size-complex="15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font-weight="normal" officeooo:rsid="0006c056" officeooo:paragraph-rsid="0006c056" style:font-size-asian="14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fo:font-weight="normal" officeooo:rsid="0006c056" officeooo:paragraph-rsid="000bee4a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0bee4a" officeooo:paragraph-rsid="000bee4a" style:font-size-asian="14pt" style:font-weight-asian="normal" style:font-size-complex="14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4pt" fo:font-weight="normal" officeooo:rsid="000c8245" officeooo:paragraph-rsid="000c8245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fo:font-weight="bold" officeooo:rsid="0006c056" officeooo:paragraph-rsid="0006c056" style:font-size-asian="14pt" style:font-weight-asian="bold" style:font-size-complex="14pt" style:font-weight-complex="bold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4pt" fo:font-weight="bold" officeooo:rsid="000c8245" officeooo:paragraph-rsid="000c8245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06c056" officeooo:paragraph-rsid="0006c056" style:font-size-asian="16pt" style:font-weight-asian="bold" style:font-size-complex="16pt"/>
    </style:style>
    <style:style style:name="P16" style:family="paragraph" style:parent-style-name="Standard">
      <style:paragraph-properties fo:text-align="center" style:justify-single-word="false"/>
      <style:text-properties fo:font-size="15pt" fo:font-weight="bold" officeooo:paragraph-rsid="0006c056" style:font-size-asian="15pt" style:font-weight-asian="bold" style:font-size-complex="15pt"/>
    </style:style>
    <style:style style:name="P17" style:family="paragraph" style:parent-style-name="Standard">
      <style:paragraph-properties fo:text-align="center" style:justify-single-word="false"/>
      <style:text-properties fo:font-size="15pt" fo:font-weight="bold" officeooo:rsid="0006c056" officeooo:paragraph-rsid="0006c056" style:font-size-asian="15pt" style:font-weight-asian="bold" style:font-size-complex="15pt"/>
    </style:style>
    <style:style style:name="P18" style:family="paragraph" style:parent-style-name="Standard">
      <style:paragraph-properties fo:text-align="start" style:justify-single-word="false"/>
      <style:text-properties fo:font-size="15pt" fo:font-weight="bold" officeooo:rsid="00104a45" officeooo:paragraph-rsid="00104a45" style:font-size-asian="15pt" style:font-weight-asian="bold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ee4a"/>
    </style:style>
    <style:style style:name="T3" style:family="text">
      <style:text-properties officeooo:rsid="000c8245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HREYAS MAHANTHIN</text:p>
      <text:p text:style-name="P6">1001645700</text:p>
      <text:p text:style-name="P7"/>
      <text:p text:style-name="P7">Project 1 – CSE 4344/5344 </text:p>
      <text:p text:style-name="P16">Building a Simple Web Client and a Multithreaded Web Server</text:p>
      <text:p text:style-name="P17"/>
      <text:p text:style-name="P17">README FILE</text:p>
      <text:p text:style-name="P18"/>
      <text:p text:style-name="P18">Programming Language : JAVA</text:p>
      <text:p text:style-name="P4"/>
      <text:p text:style-name="P4"/>
      <text:p text:style-name="P5">To compile and Run the code, instructions are below</text:p>
      <text:p text:style-name="P5"/>
      <text:list xml:id="list3637542263" text:style-name="L1">
        <text:list-item>
          <text:p text:style-name="P9">Compile the WebServer.java code with the command :</text:p>
          <text:p text:style-name="P13">javac WebServer.java</text:p>
        </text:list-item>
        <text:list-item>
          <text:p text:style-name="P9"><text:span text:style-name="T2">To </text:span>Run the WebServer java code <text:span text:style-name="T2">enter</text:span> the command :</text:p>
        </text:list-item>
      </text:list>
      <text:p text:style-name="P1"><text:tab/><text:span text:style-name="T1">java WebServer</text:span></text:p>
      <text:p text:style-name="P1"><text:tab/><text:span text:style-name="T2">You wil</text:span>l get a message <text:span text:style-name="T2">as follows: </text:span></text:p>
      <text:p text:style-name="P1"><text:tab/>“<text:span text:style-name="T1">Now server is Listening for Connection for the Client</text:span>”</text:p>
      <text:list xml:id="list161324176443050" text:continue-numbering="true" text:style-name="L1">
        <text:list-item>
          <text:p text:style-name="P10"><text:span text:style-name="T2">To</text:span> Compile and Run the Client java file open another terminal <text:span text:style-name="T2">and follow the steps </text:span>as specified in the Step 4 and step 5</text:p>
        </text:list-item>
        <text:list-item>
          <text:p text:style-name="P9">In the second terminal as specified in Step 3, Enter the <text:span text:style-name="T2">command</text:span> given below to compile the Client code</text:p>
          <text:p text:style-name="P13">javac Client.java</text:p>
        </text:list-item>
        <text:list-item>
          <text:p text:style-name="P9">Now run the Client code to execute the file</text:p>
          <text:p text:style-name="P13">java Client 127.0.0.1 8080 b.html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3">SOURCE CODE <text:span text:style-name="T3">REFERRED : </text:span></text:p>
      <text:p text:style-name="P11"/>
      <text:list xml:id="list3643278321" text:style-name="L2">
        <text:list-item>
          <text:p text:style-name="P12">Programming assignment 1 reference document given with the assignment(JAVA)</text:p>
        </text:list-item>
        <text:list-item>
          <text:p text:style-name="P14"><text:span text:style-name="T4">https://www.tutorialspoint.com/http/http_responses.htm</text:span></text:p>
        </text:list-item>
        <text:list-item>
          <text:p text:style-name="P14"><text:span text:style-name="T4">https://developer.mozilla.org/en-US/docs/Web/HTTP/Messages</text:span></text:p>
        </text:list-item>
        <text:list-item>
          <text:p text:style-name="P14"><text:span text:style-name="T4">https://www.geeksforgeeks.org/socket-programming-in-java/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00:55:10.543185307</meta:creation-date>
    <dc:date>2020-03-17T16:13:23.082659963</dc:date>
    <meta:editing-duration>PT19M53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23" meta:word-count="154" meta:character-count="1025" meta:non-whitespace-character-count="896"/>
  </office:meta>
</office:document-meta>
</file>